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5-02_12-22-39_000.jpg</text:p>
          </table:table-cell>
          <table:table-cell table:style-name="ce26" office:value-type="string">
            <text:p>:bookmemo / 読んだ本 / 『日本人は本当に無宗教なのか』 / 著者=礫川全次[こいしかわぜんじ /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日本人は本当に無宗教なのか』 / 著者=礫川全次[こいしかわぜんじ /">
            <text:p>:bookmemo / 読んだ本 / 『日本人は本当に無宗教なのか』 / 著者=礫川全次[こいしかわぜんじ /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5-02_07-39-2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5-02_02-22-45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">
            <text:p>:m :PHOTO 寝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5-02_02-22-32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5-01_21-00-0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 office:value-type="string">
            <text:p>2023-05-02_13-38-1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 office:value-type="string">
            <text:p>2023-05-02_12-22-35_000.jpg</text:p>
          </table:table-cell>
          <table:table-cell table:style-name="ce26" office:value-type="string">
            <text:p>:m 読みたい本 / ジャンル　分野　リスト / 岩波新書　『日本人は本当に無宗教なのか』、裏表紙 / genre=日本史；日本の習俗；宗教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読みたい本 / ジャンル　分野　リスト / 岩波新書　『日本人は本当に無宗教なのか』、裏表紙 / genre=日本史；日本の習俗；宗教">
            <text:p>:m 読みたい本 / ジャンル　分野　リスト / 岩波新書　『日本人は本当に無宗教なのか』、裏表紙 / genre=日本史；日本の習俗；宗教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 office:value-type="string">
            <text:p>2023-05-02_07-50-2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7" office:value-type="string">
            <text:p>2023-05-01_18-27-57_000.mp4</text:p>
          </table:table-cell>
          <table:table-cell table:style-name="ce26" office:value-type="string">
            <text:p>:VIDEO / @自室 / 記録 / jap.flute / 演奏、play / R=1 / genre=melody,session=hour-18,memo=~,file-piece-id=~,memo=~,other=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VIDEO / @自室 / 記録 / jap.flute / 演奏、play / R=1 / genre=melody,session=hour-18,memo=~,file-piece-id=~,memo=~,other= / follow+">
            <text:p>:VIDEO / @自室 / 記録 / jap.flute / 演奏、play / R=1 / genre=melody,session=hour-18,memo=~,file-piece-id=~,memo=~,other= / follow+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8" office:value-type="string">
            <text:p>2023-05-02_11-22-36_000.jpg</text:p>
          </table:table-cell>
          <table:table-cell table:style-name="ce26" office:value-type="string">
            <text:p>:m #*# RES / JVEMV6 64#136.1_rice / 『朝鮮史研究会論文集　第一巻』「日本帝国主義統治時期の朝鮮米搬出について」 著者=楠原利治,校注=~ / p.138 / w=~,topic=日朝貿易,publisher=~,other=q+:地主、小作：増加率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RES / JVEMV6 64#136.1_rice / 『朝鮮史研究会論文集　第一巻』「日本帝国主義統治時期の朝鮮米搬出について」 著者=楠原利治,校注=~ / p.138 / w=~,topic=日朝貿易,publisher=~,other=q+:地主、小作：増加率">
            <text:p>:m #*# RES / JVEMV6 64#136.1_rice / 『朝鮮史研究会論文集　第一巻』「日本帝国主義統治時期の朝鮮米搬出について」 著者=楠原利治,校注=~ / p.138 / w=~,topic=日朝貿易,publisher=~,other=q+:地主、小作：増加率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 office:value-type="string">
            <text:p>2023-05-02_12-54-36_000.jpg</text:p>
          </table:table-cell>
          <table:table-cell table:style-name="ce26" office:value-type="string">
            <text:p>:m #*# RES / free# S87DP9 記事読み / id~browser~media=184C~yan~ptv / theme=Iraq;legal;PM;assassination;soleimani,content=~,w=~ / genre=~ / other=~ || :m #*# RES / free# S87DP9 記事読み / id~browser~media=8N7J~yan~ptv / theme=palestine;Israel-occupatio;a-teenager-killed,content=~,w=~ / genre=~ / other=~ || :m #*# RES / free# S87DP9 記事読み / id~browser~media=XOMO~yan~rt-r / theme=ドイツ；ナチス；収容所；勤務者；裁判,content=~,w=~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#*# RES / free# S87DP9 記事読み / id~browser~media=184C~yan~ptv / theme=Iraq;legal;PM;assassination;soleimani,content=~,w=~ / genre=~ / other=~ || :m #*# RES / free# S87DP9 記事読み / id~browser~media=8N7J~yan~ptv / theme=palestine;Israel-occupatio;a-teenager-killed,content=~,w=~ / genre=~ / other=~ || :m #*# RES / free# S87DP9 記事読み / id~browser~media=XOMO~yan~rt-r / theme=ドイツ；ナチス；収容所；勤務者；裁判,content=~,w=~ / genre=~ / other=~">
            <text:p>:m #*# RES / free# S87DP9 記事読み / id~browser~media=184C~yan~ptv / theme=Iraq;legal;PM;assassination;soleimani,content=~,w=~ / genre=~ / other=~ || :m #*# RES / free# S87DP9 記事読み / id~browser~media=8N7J~yan~ptv / theme=palestine;Israel-occupatio;a-teenager-killed,content=~,w=~ / genre=~ / other=~ || :m #*# RES / free# S87DP9 記事読み / id~browser~media=XOMO~yan~rt-r / theme=ドイツ；ナチス；収容所；勤務者；裁判,content=~,w=~ / genre=~ / 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5-02_15-56-01_000.jpg</text:p>
          </table:table-cell>
          <table:table-cell table:style-name="ce26" office:value-type="string">
            <text:p>:m #*# / read-docs / theme=塩化金酸水溶液,content=~,id=VF7A, w= / genre=~ / other=memo+:王水；memo+:亜硫酸ナトリウム；memo+:亜硫酸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5];CONCATENATE([.C15];&quot; / &quot;;[.E13]))" office:value-type="float" office:value="0">
            <text:p>0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2">2023/05/02</text:date>, <text:time>22:03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02T22:03:05.91</dc:date>
    <dc:creator>iwabuchi ken</dc:creator>
    <meta:editing-duration>P56DT4H28M59S</meta:editing-duration>
    <meta:editing-cycles>18368</meta:editing-cycles>
    <meta:document-statistic meta:table-count="2" meta:cell-count="922" meta:object-count="0"/>
    <meta:user-defined meta:name="qrichtext">1</meta:user-defined>
  </office:meta>
</office:document-meta>
</file>